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-color="#ccffff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4.445cm" svg:x="5.44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4.445cm" svg:x="5.445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6.08cm" svg:y="4.81cm">
          <text:p text:style-name="P1">0</text:p>
          <text:p text:style-name="P1">0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6.08cm" svg:y="10.525cm">
          <text:p text:style-name="P1">1</text:p>
          <text:p text:style-name="P1">0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7.35cm" svg:y="10.525cm">
          <text:p text:style-name="P1">0</text:p>
          <text:p text:style-name="P1">1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9.89cm" svg:y="10.525cm">
          <text:p text:style-name="P1">1</text:p>
          <text:p text:style-name="P1">1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9.89cm" svg:y="4.81cm">
          <text:p text:style-name="P1">1</text:p>
          <text:p text:style-name="P1">1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175cm" svg:x="14.335cm" svg:y="4.81cm">
          <text:p text:style-name="P1">Inputs all low</text:p>
          <text:p text:style-name="P1">or all hig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35cm" svg:height="3.175cm" svg:x="11.16cm" svg:y="10.525cm">
          <text:p text:style-name="P1">1</text:p>
          <text:p text:style-name="P1">0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175cm" svg:x="14.335cm" svg:y="10.525cm">
          <text:p text:style-name="P1">One or two</text:p>
          <text:p text:style-name="P1">Inputs hig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35cm" svg:height="3.175cm" svg:x="8.62cm" svg:y="10.525cm">
          <text:p text:style-name="P1">0</text:p>
          <text:p text:style-name="P1">0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3.175cm" svg:x="12.43cm" svg:y="10.525cm">
          <text:p text:style-name="P1">0</text:p>
          <text:p text:style-name="P1">1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81cm" svg:x="1.635cm" svg:y="7.35cm">
          <text:p text:style-name="P1">Each trial</text:p>
          <text:p text:style-name="P1">50 percent</text:p>
          <text:p text:style-name="P1">chance on</text:p>
          <text:p text:style-name="P1">either</text:p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2.905cm" svg:y="11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" draw:layer="layout" svg:width="2.54cm" svg:height="1.27cm" svg:x="2.905cm" svg:y="6.08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1" draw:layer="layout" svg:width="3.81cm" svg:height="4.445cm" svg:x="19.415cm" svg:y="9.89cm">
          <text:p text:style-name="P1">High outpu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4.445cm" svg:x="19.415cm" svg:y="4.175cm">
          <text:p text:style-name="P1">Low outp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9T11:08:49</meta:creation-date>
    <dc:date>2012-02-29T11:35:02</dc:date>
    <dc:creator>remco </dc:creator>
    <meta:editing-duration>PT9M19S</meta:editing-duration>
    <meta:editing-cycles>1</meta:editing-cycles>
    <meta:document-statistic meta:object-count="17"/>
    <meta:generator>LibreOffice/3.3$Linux LibreOffice_project/330m19$Build-401</meta:generator>
  </office:meta>
</office:document-meta>
</file>